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6cm" fo:min-width="3.094cm"/>
      <style:paragraph-properties style:writing-mode="lr-tb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1.469cm" fo:min-width="5.276cm"/>
      <style:paragraph-properties style:writing-mode="lr-tb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2.459cm" fo:min-width="4.605cm"/>
      <style:paragraph-properties style:writing-mode="lr-tb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fill-color="#be480a" draw:textarea-horizontal-align="justify" draw:textarea-vertical-align="middle" draw:auto-grow-height="false" fo:min-height="2.111cm" fo:min-width="5.208cm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e480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222cm" svg:x="1.235cm" svg:y="2.428cm">
          <text:p text:style-name="P1">gnomAD Varia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962cm" svg:height="1.905cm" svg:x="6.385cm" svg:y="2.587cm">
          <text:p text:style-name="P1">Predict Functional Imp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5.397cm" svg:height="3.001cm" svg:x="13.935cm" svg:y="2.039cm">
          <text:p text:style-name="P1">Select Variants on OncoKB Curated Ge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5.045cm" svg:y1="3.539cm" svg:x2="6.385cm" svg:y2="3.539cm" draw:start-shape="id1" draw:start-glue-point="1" draw:end-shape="id2" svg:d="M5045 3539h1340" svg:viewBox="0 0 1341 1">
          <text:p/>
        </draw:connector>
        <draw:connector draw:style-name="gr5" draw:text-style-name="P4" draw:layer="layout" svg:x1="12.347cm" svg:y1="3.539cm" svg:x2="13.935cm" svg:y2="3.539cm" draw:start-shape="id2" draw:start-glue-point="1" draw:end-shape="id3" draw:end-glue-point="3" svg:d="M12347 3539h1588" svg:viewBox="0 0 1589 1">
          <text:p/>
        </draw:connector>
        <draw:custom-shape draw:style-name="gr6" draw:text-style-name="P5" xml:id="id4" draw:id="id4" draw:layer="layout" svg:width="5.962cm" svg:height="2.615cm" svg:x="20.578cm" svg:y="2.232cm">
          <text:p text:style-name="P1">Query OncoKB with Specific Variant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9.332cm" svg:y1="3.539cm" svg:x2="20.578cm" svg:y2="3.539cm" draw:start-shape="id3" draw:start-glue-point="1" draw:end-shape="id4" draw:end-glue-point="3" svg:d="M19332 3539h1246" svg:viewBox="0 0 1247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22:35:42.993593456</meta:creation-date>
    <dc:date>2022-09-01T23:41:45.868149587</dc:date>
    <meta:editing-duration>PT45M23S</meta:editing-duration>
    <meta:editing-cycles>8</meta:editing-cycles>
    <meta:generator>LibreOffice/7.3.5.2$Linux_X86_64 LibreOffice_project/30$Build-2</meta:generator>
    <meta:document-statistic meta:object-count="7"/>
  </office:meta>
</office:document-meta>
</file>